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0aac" officeooo:paragraph-rsid="00010aac"/>
    </style:style>
    <style:style style:name="P2" style:family="paragraph" style:parent-style-name="Standard">
      <style:text-properties officeooo:rsid="00010aac" officeooo:paragraph-rsid="00013b09"/>
    </style:style>
    <style:style style:name="P3" style:family="paragraph">
      <style:paragraph-properties fo:text-align="center"/>
    </style:style>
    <style:style style:name="T1" style:family="text">
      <style:text-properties officeooo:rsid="00013b09"/>
    </style:style>
    <style:style style:name="gr1" style:family="graphic">
      <style:graphic-properties draw:textarea-horizontal-align="justify" draw:textarea-vertical-align="middle" draw:auto-grow-height="false" fo:min-height="0.1602in" fo:min-width="0.8953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1602in" fo:min-width="0.6917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1602in" fo:min-width="1.3217in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vate sub Conectar_click(………………………………….)</text:p>
      <text:p text:style-name="P1"><text:tab/>oconexion.open</text:p>
      <text:p text:style-name="P1"><text:tab/>odataAdapter.Fill(odataset, “tb1”)</text:p>
      <text:p text:style-name="P1"><text:tab/>oconexion.close</text:p>
      <text:p text:style-name="P1">Endsub</text:p>
      <text:p text:style-name="P1"/>
      <text:p text:style-name="P1">Private sub Ver_click(………….)</text:p>
      <text:p text:style-name="P1"><text:tab/>Dim ofila As Datarow</text:p>
      <text:p text:style-name="P1"/>
      <text:p text:style-name="P1"><text:tab/><text:span text:style-name="T1">for each ofila in odataset.tables(“tb1”).rows</text:span></text:p>
      <text:p text:style-name="P1"><text:tab/><text:tab/><text:span text:style-name="T1">txtNombre.text = ofila(“Nombre”)</text:span></text:p>
      <text:p text:style-name="P2"><text:tab/><text:tab/><text:span text:style-name="T1">txtDireccion.text = ofila(“Direccion”)</text:span></text:p>
      <text:p text:style-name="P1"><text:tab/><text:span text:style-name="T1">next</text:span></text:p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2" draw:name="Shape 3" draw:style-name="gr1" draw:text-style-name="P3" svg:width="0.9122in" svg:height="0.1776in" svg:x="4.0134in" svg:y="0.1799in"><text:p text:style-name="P3"><text:s text:c="3"/>conect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draw:custom-shape text:anchor-type="paragraph" draw:z-index="0" draw:name="Shape 1" draw:style-name="gr3" svg:width="1.3386in" svg:height="0.1776in" svg:x="0.7272in" svg:y="0.035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 2" draw:style-name="gr2" draw:text-style-name="P3" svg:width="0.7087in" svg:height="0.1776in" svg:x="4.1638in" svg:y="0.4311in"><text:p text:style-name="P3"><text:s/>v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Nombre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6:22:29.854903310</meta:creation-date>
    <dc:date>2025-01-31T17:31:29.696529985</dc:date>
    <meta:editing-duration>PT4M34S</meta:editing-duration>
    <meta:editing-cycles>1</meta:editing-cycles>
    <meta:document-statistic meta:table-count="0" meta:image-count="0" meta:object-count="0" meta:page-count="1" meta:paragraph-count="12" meta:word-count="28" meta:character-count="295" meta:non-whitespace-character-count="268"/>
    <meta:generator>LibreOffice/24.2.7.2$Linux_X86_64 LibreOffice_project/420$Build-2</meta:generator>
  </office:meta>
</office:document-meta>
</file>